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 ДРАКОН <text:line-break/></text:span></text:p>
      <text:p text:style-name="P1"><text:span text:style-name="T1">Графический язык программирование, созданный для нужд советской космической программы, но несколько ее переживший. Использует свою отдельную философию программирования, опирающуюся на строгое математическое обоснование каждого шага программы (референс в сторону функциональщины). Возможно использование для обучения программированию и написанию алгоритмов. Есть упоминания об интеграциях с другими языками программирования (текстовыми) : ДРАКОН-с, ДРАКОН-java, ДРАКОН-С#, ДРАКОН-PASCAL.</text:span></text:p>
      <text:p text:style-name="P1"><text:span text:style-name="T1">Касательно последнего: блок-схема - основной способ создания программы на ДРАКОНе - конвертируется в код на Pascal’е, но при этом проект имеет неочевидный интерфейс, перегружен блок-схемами - у пользователя нет возможности тонкой настройки рисунка программы, что отталкивает от использования ( в противопоставление Blueprint от Unreal Engine). Конвертируемость в код на Pascal’e все еще не проверена. Полезность документации не проверена. Выглядит колхозно.</text:span></text:p>
      <text:p text:style-name="P1"><text:span text:style-name="T1">В целом, требует проверки основательность связи ИС ДРАКОН и ДРАКОН, который использовался в проекте Буран.</text:span></text:p>
      <text:p text:style-name="P2"/>
      <text:p text:style-name="P1"><text:span text:style-name="T1">2. Blueprint unreal\ Blueprint visual scripting</text:span></text:p>
      <text:p text:style-name="P2"/>
      <text:p text:style-name="P1"><text:span text:style-name="T1">Безусловный фаворит. Богатый туториал (правда, на английском), возможно использование для обучения программированию и написанию алгоритмов, большое сообщество пользователей, интуитивно понятный UI, приятный глазу. НО: ограничен движком - проекты, сторонние движку, на нем не попишешь; платная подписка на использование Unreal Engine - стоит денег. Конвертируется в C++, не всеобъемлющ, поэтому в некоторых моментах требует дописывания модулей все на том же C++.</text:span></text:p>
      <text:p text:style-name="P1"><text:span text:style-name="T1">Имеет смысл заимствовать визуальное оформление, используемое в этом языке, т.к. оно user-friendly, более гибкое нежели остальный рассмотренные варианты (ДРАКОН, HiAsm). Уточнение: не совсем корректно говорить о том, что Blueprint конвертируется в C++ - он написан на C++, поэтому любая конструкция, созданная на Blueprint, естественным образом имеет представление на C++.</text:span></text:p>
      <text:p text:style-name="P1"><text:span text:style-name="T1"><text:s/></text:span></text:p>
      <text:p text:style-name="P1"><text:span text:style-name="T1">3. HiAsm, среда Hion</text:span></text:p>
      <text:p text:style-name="P2"/>
      <text:p text:style-name="P1"><text:span text:style-name="T1">Темная лошадка в нашем списке. Известно, что это графический язык, но неизвестно во что он конвертируется (конвертируется ли?) (пока, буду еще искать). Из плюсов: имеет web-версию, что позволяет пользоваться им прямо в браузере (ссылка есть в #useful_info по поиску Предметная область). Выглядит несколько лучше, нежели ДРАКОН, хотя наличествуют нарекания касательно удобства интерфейса , что, думаю, после некоторого времени работы на нем, пропадет.</text:span></text:p>
      <text:p text:style-name="P2"/>
      <text:p text:style-name="P1"><text:span text:style-name="T1">4. FBD</text:span></text:p>
      <text:p text:style-name="P1"><text:span text:style-name="T1">Графический язык, используемый для программирование PLC. Насколько я понял, вполне справляется с поставленной перед ним задачей. Для нас представляет малый интерес.</text:span></text:p>
      <text:p text:style-name="P2"/>
      <text:p text:style-name="P1"><text:span text:style-name="T1">5. VAX </text:span></text:p>
      <text:p text:style-name="P2"/>
      <text:p text:style-name="P1"><text:span text:style-name="T1">Среда, позволяющая построить SQL-запрос посредствам схемы, т.е. графически. Проект небольшой, написан на JavaScript, требует внесения шаблонов запросов, написанных JavaSсript перед применением в конкретной области (общие шаблоны могут не подходить).</text:span></text:p>
      <text:p text:style-name="P2"/>
      <text:p text:style-name="P1"><text:span text:style-name="T1">6. Blockly</text:span></text:p>
      <text:p text:style-name="P2"/>
      <text:p text:style-name="P1"><text:span text:style-name="T1">Разрабатывается и поддерживается с 2012 года. Написан на JavaScript. Основная и , кажется, единственная цель - язык для обучения программированию школьников. Состоит из графического редактора, где программа составляется из визуальных блоков, и генератора кода. Как мне кажется, хоть язык и обладает отличительной чертой всех визуальных языков - наглядностью, является уж очень простым. Надо делать нечто более серьезное.</text:span></text:p>
      <text:p text:style-name="P2"/>
      <text:p text:style-name="P1"><text:soft-page-break/><text:span text:style-name="T1">Если говорить в общем, то основные плюсы всех подобных языков - это относительная простота освоения, скорость разработки полнофункциоанльного прототипа программы - касательно скорости работы программы, созданной с помощью подобных систем разработки, сказать ничего не могу по понятным причинам; возможность использования для обучения ( постараемся сделать в проекте акцент именно на эту особенность). Часто упоминаются СВР и использования некоторых визуальных языков в них. О UI, реализации функционала и пр. будем вести дальнейшие разговоры. <text:s/>Обсуждения и предложения приветствуются.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ru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ru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7" meta:word-count="499" meta:character-count="3850" meta:non-whitespace-character-count="3362"/>
    <meta:generator>LibreOfficeDev/5.1.0.3$Linux_X86_64 LibreOffice_project/</meta:generator>
  </office:meta>
</office:document-meta>
</file>